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9.12.30 04:20 | </text:span><text:span text:style-name="T2">#</text:span></text:p>
      <text:p text:style-name="P2"><text:span text:style-name="T1">從網路上或電腦上看電影,就好像看一幅畫的影印本一樣,或許外表形狀都在,但精髓已失. 但在台灣,菁英滿街跑,想看一場電影卻比看到一場車禍還難,永遠就只有蒼白乏味無聊到不行的台港或好萊塢爛片一大堆,真正的電影卻極少上映,就算上映也只在台北某家小戲院,而且往往只映幾天就下片.</text:span></text:p>
      <text:p text:style-name="P2"><text:span text:style-name="T1">光憑這一點,就讓人很想站起來革命,只是不知道要革誰的命. 這島上的人不愛看電影,你總不能強逼片商賠錢放映.</text:span></text:p>
      <text:p text:style-name="P2"><text:span text:style-name="T1">藥物毒很容易戒,靈魂的毒卻永遠戒不了. 對這樣一種 "吸毒者" 來講,"毒品" 來源滾滾很重要,否則他真不知道該怎麼活.</text:span></text:p>
      <text:p text:style-name="P2"><text:span text:style-name="T1">台灣沒有電影,卻莫名其妙地有著很多影評人,甚至以之為業,真是不可思議. 有一回,無意中看到一個大紅牌影評人的網站,寫些傻到可以的影評,粉絲卻多到爆,個個讚不絕口,仰慕得不得了,而且看樣子這位紅牌影評人業務興隆,包括各種誠品演講之類行程表一長串.</text:span></text:p>
      <text:p text:style-name="P2"><text:span text:style-name="T1">我與之無冤無仇,但還是忍不住破了這幾年的例,在他人網站上留言. 我只留了一句話說: "你們好像不是在看電影,而是在想電影". 但是電影不是用想的,就好像你看到一朵花或看到天上彩虹一樣,看就好,或是用聞的,用摸的,大不了用舔的,但沒什麼好想的.</text:span></text:p>
      <text:p text:style-name="P2"><text:span text:style-name="T1">看人其實也一樣,沒什麼好想的.我有很多這類八字不合的朋友,我就活生生在他們面前,他們卻看不見而拼命想,拼命思考,不知道在思考什麼.</text:span></text:p>
      <text:p text:style-name="P2"><text:span text:style-name="T1">一切活的東西都沒什麼好思考的. 我們只思考邏輯思考數學思考找錢有沒有找錯,但我們不思考生命,不思考生命的氣味,氣味是用聞的,影像是用看的,這一切都與思考無關.</text:span></text:p>
      <text:p text:style-name="P2"><text:span text:style-name="T1">每當有人開始思考我,我就覺得乾乾的它家的馬真的很彆扭,彷彿我的靈魂不是靈魂而只是一堆電腦零件或方程式,彷彿透過思考,我就會現出原形似的.</text:span></text:p>
      <text:p text:style-name="P2"><text:span text:style-name="T1">我若是導演或作家,若有著這樣一堆半票粉絲,那可真是一件很不幸的事. 這樣一些人,與其跑來看電影,不如打開電視看名嘴開砲或聽藝人談八卦還適合些.</text:span></text:p>
      <text:p text:style-name="P2"><text:span text:style-name="T1">電影"Thirst" 裏有一幕我總忘不了 (http://www.tudou.com/programs/view/xnrG34JIvrY/),女主角知道跟她上床的牧師原來是有著高人一等法力的吸血鬼之後,爽得要命. 牧師在夜空下高樓的陽台上坐著,女主角卻又跑又叫很興奮地問牧師說:"你能從這裡跳下去嗎?" 牧師緩緩走過來,心裏一定想著: "笑死人,這才十八樓! 看我露兩手!"</text:span></text:p>
      <text:p text:style-name="P2"><text:span text:style-name="T1">女主角一臉純真誘惑地看著牧師說: "會不會太高啊?" 牧師默然,一臉酷樣,一把將女主角抱起,飛躍而下. 女主角當做是在坐雲宵飛車,開心大笑. 或許這就是罪惡,展現才華追求理想就是罪惡,但罪惡卻是美麗的.</text:span></text:p>
      <text:p text:style-name="P2"><text:span text:style-name="T1">當一切告終,牧師說: 我原本希望與妳在一起長長久久,但現在只能去地獄相聚了. 女主角說: "可是,這一切(罪惡)卻是這麼有趣".</text:span></text:p>
      <text:p text:style-name="P2"><text:span text:style-name="T1">也許生命也是這樣,充滿罪惡悲傷和遺憾,但這一切都值得. 維根斯坦顛沛流離的一生,臨終留下一句: "告訴他們,我有一個美好的生命." 我都還沒死就已經能體會那個感覺了,生命雖然充滿痛苦,可當有一天當它必須告終,我想這一切痛苦都還是值得,因為就像女主角所說,這一切罪惡和痛苦是如此有趣. 看那女主角在空中開心的爽樣,我的心都忍不住也要跟著飛翔了.</text:span></text:p>
      <text:p text:style-name="P2"><text:span text:style-name="T1">我總忘不了牧師抱著女主角飛躍滑翔這一幕,光是這樣一幕戲就會傷我一輩子. 我想逃走,不想被俘,卻逃不了. 當你的靈魂被俘虜,那就是一輩子的事.</text:span></text:p>
      <text:p text:style-name="P2"><text:span text:style-name="T1">但漂亮話說大家都會說,生命是否因此鑿下傷痕卻是另一回事.人們喜歡講流浪論大海談詩說夢, 但卻十分懂得趨吉避凶, 事業越做越大, 日子一帆風順, 倒不曾見過他們做過什麼大海浪漫或自我毀滅的事. 顯然大部份人都是 "影評人",他們只 "想" 電影而不 "看" 電影;百毒不侵,永遠不會受到傷害.</text:span></text:p>
      <text:p text:style-name="P2"><text:span text:style-name="T1">上帝也好,撒旦也罷,都可滾一邊納涼去,因為 "影評人們" 現實感好到不行,既不會受感動而被吊上十字架,也沒那個膽子幹出什麼驚天動地的惡事,他們只會玩玩文字遊戲打打屁或像個北七般論述些有的沒的.</text:span></text:p>
      <text:p text:style-name="P2"><text:span text:style-name="T1">難怪凡是帶點存在主義氣味的人都很堵爛菁英,整天講些不痛不癢而且沒啥大腦卻自以為很厲害的蠢話,我心裏經常冒出維根斯坦對羅素講的這樣一句名言: "跟菁英講話,我只是在做賤自己的心靈." 自從回國後,這句話更是幾乎無時無刻浮上心頭. 我一邊跟人講著話,心裏卻總是一邊想著乾乾的它家的馬真的很痛苦,我真是在做賤自己的心靈.</text:span></text:p>
      <text:p text:style-name="P2"><text:span text:style-name="T1">我若開電影院,打算禁止這類人士入場,因為他們實在沒有必要看電影. 因為他們什麼也看不見,更不用說被電影被一個夢打傷.</text:span></text:p>
      <text:p text:style-name="P1"><text:span text:style-name="T1">陳真 | 2009.12.30 02:29 | </text:span><text:span text:style-name="T2">#</text:span></text:p>
      <text:p text:style-name="P3"><text:span text:style-name="T1">不一定要這一次或哪一次, 但我覺得終究很難迴避針對台灣政府. 台灣兩個黨都是美國走狗黨,也就是說,走狗政策在台灣形同絲毫不受控制,幾乎連個反對聲音也沒有.</text:span></text:p>
      <text:p text:style-name="P3"><text:span text:style-name="T1">比較起來,我會覺得針對台灣政府才是第一選擇. 之所以迴避,一部份是因為台灣整天講藍綠,怕徒增困擾,前幾天個人站樁行動現場就來了個愛台灣的在那邊哭爸哭母半個小時,一直罵說:"你們是中國人派來的!" "滾回中國去"等等. 他認為只要批評 "反對中國" 的美國就是跟台灣人為敵,因為所謂 "中國人" 是敵人(但在世人眼裏及在我自己眼裏,我就是中國人不是嗎?),批評 "敵人的敵人" 就是敵人. 民進黨整天灌輸那些阿西這類邏輯.</text:span></text:p>
      <text:p text:style-name="P1"><text:span text:style-name="T1">陳真 | 2009.12.30 01:27 | </text:span><text:span text:style-name="T2">#</text:span></text:p>
      <text:p text:style-name="P2"><text:span text:style-name="T1">站樁要不要考慮改變地點和對象? 針對台灣政府的行徑</text:span></text:p>
      <text:p text:style-name="P2"><text:span text:style-name="T1">陳真</text:span><text:span text:style-name="T3"><text:line-break/></text:span><text:span text:style-name="T1">==================================</text:span></text:p>
      <text:p text:style-name="P2"><text:span text:style-name="T1">外交部證實　美國增兵阿富汗 請求台灣提供援助</text:span></text:p>
      <text:p text:style-name="P2"><text:span text:style-name="T1">更新日期:2009/12/28 19:07 鍾錦隆</text:span></text:p>
      <text:p text:style-name="P2"><text:span text:style-name="T1">外交部長楊進添今天(28日)證實，美國增兵阿富汗，並透過管道表達，希望台灣給予非軍事支援。對於美方這項請求，外交部正在評估中。</text:span></text:p>
      <text:p text:style-name="P2"><text:span text:style-name="T1">阿富汗是美國主要的國際問題，美軍將增兵3萬人進駐阿富汗，如此一來，使美軍駐阿富汗的官兵達到近10萬人。由於10萬駐軍的後勤與軍需補給量相當龐大，美軍尋求亞洲盟國協助，並找台灣幫忙。</text:span></text:p>
      <text:p text:style-name="P2"><text:span text:style-name="T1">在立法院外交國防委員會上，外交部長楊進添回答國民黨立委林郁方質詢時，證實美方請求台灣支援。楊進添說：『(原音)(林郁方：部長，您本人或是部裡面有沒有被告知，希望我們對阿富汗提供非軍事性的援助，像醫療、工程建築，有沒有？)我的了解是美國有這樣的期盼，但我們還要全面的來考量，沒有做任何決定。』</text:span></text:p>
      <text:p text:style-name="P2"><text:span text:style-name="T1">林郁方表示，美國是台灣的友邦，在阿富汗問題上，他贊成台灣提供一些醫療器材或是金錢上的援助；但是如果要派遣醫療或是工程人員到阿富汗，就要謹慎評估，以免發生傷亡。</text:span></text:p>
      <text:p text:style-name="P2"><text:span text:style-name="T1">台灣是阿富汗重建的第三大國際援助國，今年外交部還曾經安排阿富汗10位護理人員到台灣接受醫療訓練，台灣在阿富汗重建問題上出了不少力。</text:span><text:span text:style-name="T3"><text:line-break/></text:span></text:p>
      <text:p text:style-name="P1"><text:span text:style-name="T1">陳真 | 2009.12.26 16:16 | </text:span><text:span text:style-name="T2">#</text:span></text:p>
      <text:p text:style-name="P3"><text:span text:style-name="T1">這跟世界和平沒有直接關係,不過,就跟台灣低級文化界所吹捧的那位麥可摩爾一樣,把革命或弱勢當成娛樂商品販賣來賺取暴利,全屬 "民進黨們",都是革命生意人.</text:span></text:p>
      <text:p text:style-name="P3"><text:span text:style-name="T1">例如阿凡達(我有點不好意思承認我有去看這片)片中的一些台詞,都是直接跟布希抄來的,例如 "先發制人",例如 "以暴制暴",例如指摘對手發動恐怖攻擊等等,導演顯然不是不懂是非,他甚至還蠻懂的,否則他不會在片中說: "當對方有我們想要的東西(石油)卻要不到時,我們就把對方變成敵人",說他們是恐怖份子,阻礙世界文明的進步. 但光是懂並沒有意義,一個人並不會因為他嘴巴上喊革命或販賣革命商品就變成一個革命份子. 一個人如果他不是那樣的人,事實上他也不可能真正能說出那樣的話.</text:span></text:p>
      <text:p text:style-name="P3"><text:span text:style-name="T1">在貴族雲集的劍橋環境中,維根斯坦卻衣著樸素,許多學生出於仰慕而模仿他故意不打領帶,故意穿劣質布料農夫般的衣褲,但維根斯坦說,自己是個失敗的教師,否則不會反而讓學生產生模仿而失去獨立性,他還說,這些衣著樸素者,哪些人是真樸素哪些人是假樸素,他一眼就能看穿.</text:span></text:p>
      <text:p text:style-name="P3"><text:span text:style-name="T1">作品或言語也一樣,同樣一些話,同樣的白紙黑字,由這個人口中說出,跟那個人口中說出,孰真孰假,我一眼就能看穿.</text:span></text:p>
      <text:p text:style-name="P3"><text:span text:style-name="T1">喜歡阿凡達者別罵我,它就跟導演的前一部作品鐵達尼一樣,毫無想像力,毫無真情,毫無內涵. 拍這片聽說花一百二十幾億,我想我花一百二十塊拍的一組照片之價值,都能遠勝其 "十的一百二十次方" 倍.</text:span></text:p>
      <text:p text:style-name="P3"><text:span text:style-name="T1">高達說得對,有些電影如果剪接成十秒鐘,或許就會變成一部好片,至於其它一小時五十九分鐘五十秒實際上全屬多餘.</text:span></text:p>
      <text:p text:style-name="P3"><text:span text:style-name="T1">陳真</text:span></text:p>
      <text:p text:style-name="P3"><text:span text:style-name="T1">======================</text:span><text:span text:style-name="T3"><text:line-break/></text:span><text:span text:style-name="T1">別找我簽名！名導詹姆斯柯麥隆對影迷狂飆三字經(2009/12/25 18:00)</text:span></text:p>
      <text:p text:style-name="P3"><text:span text:style-name="T1">《阿凡達》導演詹姆斯柯麥隆(左)不給人家簽名也就算了，還對人家大罵「三字經」。(圖／翻攝自網路) 記者朱錦華／綜合報導</text:span></text:p>
      <text:p text:style-name="P3"><text:span text:style-name="T1">當你在偶然機會「邂逅」名人，並且意圖跟他合照或索取簽名時，最好先察言觀色一下，如果對方的臉色不是很好看，最好忍一忍，以免自討沒趣，也造成心目中的偶像破滅。</text:span></text:p>
      <text:p text:style-name="P3"><text:span text:style-name="T1">很多名人／作家在平時言論或作品標榜自己重視社會正義，關懷弱勢。但在私底下他不一定「鳥」這一套。</text:span></text:p>
      <text:p text:style-name="P3"><text:span text:style-name="T1">最近因影片《阿凡達》叫好叫座，走路有風的名導演詹姆斯柯麥隆（James Cameron)，日前就被八卦網站TMZ的狗仔拍到，如何對一名索取簽名的影迷飆髒話，更辱罵對方是「混蛋」（asshole）的畫面。</text:span></text:p>
      <text:p text:style-name="P3"><text:span text:style-name="T1">事情發生在洛杉磯國際機場。當柯麥隆步出機場時，準備乘車離去時 ，一名拿著《阿凡達》海報的男子趨前，請求簽名；但被柯麥隆拒絕了。</text:span></text:p>
      <text:p text:style-name="P3"><text:span text:style-name="T1">未料這名男子並不死心，再度提出要求。這時候柯麥隆火了，劈頭就罵說：「我沒有欠你他X的什麼簽名。不要妨礙我他X的個人空間好嗎？」</text:span></text:p>
      <text:p text:style-name="P3"><text:span text:style-name="T1">這名「柯迷」先是怔住了。接著很生氣的回答說：「我是個混蛋，只因為我想索取一位我崇拜的人的簽名？我工作時薪才15美元 (約台幣500元），花那麼高的票價去看你的電影，你卻罵我混蛋？」</text:span></text:p>
      <text:p text:style-name="P3"><text:span text:style-name="T1">最後，柯麥隆依然沒有理會他，冷靜的走開了。那名對偶像幻滅的「柯迷」，卻依然在原地，氣憤難平的抗議著.....。</text:span><text:span text:style-name="T3"><text:line-break/></text:span></text:p>
      <text:p text:style-name="P1"><text:span text:style-name="T1">陳真 | 2009.12.25 15:01 | </text:span><text:span text:style-name="T2">#</text:span></text:p>
      <text:p text:style-name="P2"><text:span text:style-name="T1">這個黨及其相關團體真是令人厭惡至極!</text:span><text:span text:style-name="T3"><text:line-break/><text:line-break/></text:span><text:span text:style-name="T1">============</text:span><text:span text:style-name="T3"><text:line-break/></text:span><text:span text:style-name="T1">他是林佳龍的堂哥</text:span><text:span text:style-name="T3"><text:line-break/><text:line-break/></text:span><text:span text:style-name="T1">【聯合報╱黑白集】 2009.12.25 03:13 am</text:span><text:span text:style-name="T3"><text:line-break/><text:line-break/><text:line-break/></text:span><text:span text:style-name="T1">陳諸想因顱內出血住進加護病房。你不知陳諸想是誰？但若說他是民進黨要角林佳龍的堂哥，你大概較易聯想。</text:span></text:p>
      <text:p text:style-name="P2"><text:span text:style-name="T1">台灣國聯盟的示威群眾，在宣傳車上向陳雲林下榻的裕元花園酒店射沖天炮。陳諸想是負責維安的台中市刑事小隊長，欲爬上車制止；不料竟被車上的「暴民」（這算是暴民了吧）推下車，當場後翻重重摔下，手指骨折，頭破血流，因顱內也有出血跡象，送進加護病房。</text:span></text:p>
      <text:p text:style-name="P2"><text:span text:style-name="T1">台灣國聯盟執行長張某反控說：「那個警察是白痴，我沒看過那麼笨的警察，想以肉身擋車，自己摔下來還想賴我們的人……。」他又說，他們只是放煙火，警方「想當對方的公安」，抓台灣人給陳雲林看。</text:span></text:p>
      <text:p text:style-name="P2"><text:span text:style-name="T1">這又是綠營經典的「暴民理論」。一、暴民將警察推下，卻怪警察是「白痴」，「沒有看過那麼笨的警察」；二、自己摔下還想賴示威的人，這豈不又是「樹根絆倒張銘清」的複製版？三、警察根本是「北京的公安」，傾中賣台，要抓台灣人給陳雲林看。</text:span></text:p>
      <text:p text:style-name="P2"><text:span text:style-name="T1">別人或許不知，但林佳龍一定知道，他的堂哥陳諸想是不是白痴？是不是那麼笨？是不是自己摔下還賴別人？是不是傾中賣台的「北京公安」？</text:span></text:p>
      <text:p text:style-name="P2"><text:span text:style-name="T1">而且，林佳龍也一定知道，他的堂哥陳諸想與成千的維安警察，除了用「肉身擋車」這種「白痴辦法」來執行公權力以外，難道還能像西方民主國家那樣用警棍手銬來執法？難道林佳龍也相信：他堂哥是自己從車上摔下來，張銘清是被樹根絆倒，與暴民不相干？</text:span></text:p>
      <text:p text:style-name="P2"><text:span text:style-name="T1">陳諸想這個「白痴堂哥」，與林佳龍這個「聰明的堂弟」，為台灣的政治悲劇，又留下一段令人心痛的插曲。</text:span></text:p>
      <text:p text:style-name="P2"><text:span text:style-name="T1">【2009/12/25 聯合報】</text:span></text:p>
      <text:p text:style-name="P1"><text:span text:style-name="T1">陳真 | 2009.12.25 03:29 | </text:span><text:span text:style-name="T2">#</text:span></text:p>
      <text:p text:style-name="P3"><text:span text:style-name="T1">聽說巴勒網搜尋高手雲集,有人能搜尋出park chan-wook的 thirst 台灣哪個城市有在演嗎? 董事長將不惜代價前往觀賞.</text:span></text:p>
      <text:p text:style-name="P3"><text:span text:style-name="T1">這片理應翻譯做饑渴之類,但台灣似乎凡事不加點顏色就無法吸引人似的,竟翻譯成什麼蝙蝠情慾的,不知道這片跟蝙蝠有啥關係.</text:span></text:p>
      <text:p text:style-name="P3"><text:span text:style-name="T1">今天在 "美軍在台總督府" 的個人靜站行動之後沒有留下來趕晚場,甚感遺憾. 有些東西就跟毒品一樣,沒有它來解渴,生命真不知道該怎麼活. 雖然已經看過一遍,但這電影不看個十遍簡直沒有天理. 但沒想到上映不到一周竟然匆匆提早下片,全台北票房僅有 15 萬,不夠人家阿凡達零點零一秒鐘之內的票房收入.</text:span></text:p>
      <text:p text:style-name="P3"><text:span text:style-name="T1">因為有人喜歡阿凡達,不便批評. 不過,這樣一部若我來拍肯定勝過一百倍的片,瞬間收入億萬,而park chan-wook那樣一部若我來拍將拍不出其百分之一的片,卻收入幾萬塊,連水電費都不夠,這世界也未免太淒涼. 或許每一種毒品的市場佔有率差距太大,有些特殊毒品,似乎只能贏得極少數同病相憐者的心.</text:span></text:p>
      <text:p text:style-name="P3"><text:span text:style-name="T1">看完 thirst的當下,影響係數約90(滿分100),兩天後一些影像卻逐漸浮上心頭,影響係數逼近100.</text:span></text:p>
      <text:p text:style-name="P3"><text:span text:style-name="T1">今早六點出門趕高鐵,天仍未亮,開車約略接近南投時,遠方山頭卻突然射出一道橘紅色的黎明光芒,差點想找眼淚瓶. 還好手腳還在,沒有像片中吸血鬼一樣被烤焦,但或許生命處境差不多就是這樣,值得眷戀的不是軀殼,不是手腳,而是腳上那雙鞋,因為那鞋在某個寒冬中有個可悲的故事,而生命似乎恰恰是依靠這樣那樣的一些故事充當養份來過活. 有了故事,生命就有了勇氣; 故事旁人看不見,但當事人卻心知肚明.</text:span></text:p>
      <text:p text:style-name="P3"><text:span text:style-name="T1">故事跟夢差不多是同樣一種東西. 我給我媽一個故事,甚至只是童年時給了她一句對白說長大要當一個心臟科醫師醫好她的病,憑著這樣一句話,她不但能熬過病痛纏身的十數年,更似乎滿足於身上有著這樣一種病. 一直到我選擇走上精神科的第一年,故事嘎然而止.</text:span></text:p>
      <text:p text:style-name="P3"><text:span text:style-name="T1">從我小時候,每次她心口痛,我遠在學校課堂上竟也能感受到同樣的胸痛,就像在兩個人之間裝了一個搖控器似的. 可當有一天,發送強烈電波的這一頭沒了,消失了,接收者這一頭的生命卻彷彿也突然跟著失去了重量.</text:span></text:p>
      <text:p text:style-name="P3"><text:span text:style-name="T1">如果我還活著,那是因為腦子裏的故事還在,我靠它活了下來,靠它填滿勇氣,就好像吸血鬼靠鮮血使時間暫停使一切傷口復原一樣.</text:span></text:p>
      <text:p text:style-name="P1"><text:span text:style-name="T1">陳真 | 2009.12.20 10:18 | </text:span><text:span text:style-name="T2">#</text:span></text:p>
      <text:p text:style-name="P2"><text:span text:style-name="T1">有此一說牛頓、愛因斯坦 自閉症天才？</text:span></text:p>
      <text:p text:style-name="P2"><text:span text:style-name="T1">http://tw.news.yahoo.com/article/url/d/a/080223/78/tzi0.html</text:span></text:p>
      <text:p text:style-name="P2"><text:span text:style-name="T1">自由時報</text:span></text:p>
      <text:p text:style-name="P2"><text:span text:style-name="T1">更新日期: 2008/02/23 04:09 〔編譯俞智敏綜合報導〕一位知名精神病學家表示，許多在科學、政治與藝術領域的偉大人物之所以成功，其實是因為他們都患有自閉症。</text:span></text:p>
      <text:p text:style-name="P2"><text:span text:style-name="T1">英國每日電訊報二十二日報導，愛爾蘭都柏林三一學院精神病學教授費茲傑羅主張，許多與自閉障礙症候群（ASDs）相關的特徵，正是創造性天才的特點。</text:span></text:p>
      <text:p text:style-name="P2"><text:span text:style-name="T1">費茲傑羅以科學家牛頓、愛因斯坦，作家歐威爾與H.G.威爾斯、哲學家維根斯坦等人為例，認為這些名人都曾展露出包括亞斯柏格症候群在內的自閉症跡象。音樂家貝多芬、莫札特、童話作家安徒生與哲學家康德也被費茲傑羅指為患有亞斯柏格症。</text:span></text:p>
      <text:p text:style-name="P2"><text:span text:style-name="T1">費茲傑羅比對了一千六百名經他診斷出患有自閉症的患者性格，以及名人自傳後，得到上述結論。</text:span></text:p>
      <text:p text:style-name="P2"><text:span text:style-name="T1">自閉症與創造力 源自相同遺傳基因</text:span></text:p>
      <text:p text:style-name="P2"><text:span text:style-name="T1">費茲傑羅指出，自閉症、創造力與天份其實是由同樣的遺傳基因造成，因此精神疾病也有其積極面向。他聲稱，這些基因會使人具有高度的專注力、無法適應一般學校、社交能力欠佳、盡量避免與他人眼神接觸等特徵。</text:span></text:p>
      <text:p text:style-name="P2"><text:span text:style-name="T1">這些人可能具有偏執與反對他人的傾象，通常極重視道德與倫理，他們能專注於同一議題長達二、三十年而不受他人意見左右，他們的作品份量更可能是普通人的三、四倍。</text:span></text:p>
      <text:p text:style-name="P2"><text:span text:style-name="T1">費茲傑羅認為，強勢控制他人與自閉症的重複傾向，正是如法國前總統戴高樂、美國前總統傑佛遜等政治人物成功的關鍵。英國科幻小說作家H.G.威爾斯缺乏社交安全感、喜歡控制別人、孤單、殘忍和情感上不夠成熟等性格，則是另一個自閉症天才的明證。</text:span></text:p>
      <text:p text:style-name="P2"><text:span text:style-name="T1">奧地利哲學家維根斯坦能專注同一議題多年，完全不受外界影響，也是亞斯柏格症的特徵之一。科學家牛頓則可連續工作達三天，甚至分不清日夜和忘記吃飯。愛因斯坦則是因為無法在大學裡找到教職，才到瑞士專利局工作。</text:span></text:p>
      <text:p text:style-name="P2"><text:span text:style-name="T1">據估計，自閉症的發生率約為每萬人中有六十至一百二十個病例。英國自閉症協會的巴頓女士認為，民眾應避免視自閉症患者為天才的刻板印象，因為每個人的性格特徵與需要都不同，即使自閉症患者在某些領域有特殊能力，例如對細節特別留意，或能長期研究同一議題，這卻也可能讓人低估了他們在生活中其他層面所面臨的挑戰。</text:span></text:p>
      <text:p text:style-name="P1"><text:a xlink:type="simple" xlink:href="http://palinfo.habago.org/mt-comments.cgi?__mode=red&amp;id=19164"><text:span text:style-name="T2">柳春春阿忠</text:span></text:a><text:span text:style-name="T1"> | 2009.12.17 11:10 | </text:span><text:span text:style-name="T2">#</text:span></text:p>
      <text:p text:style-name="P3"><text:span text:style-name="T1">2010年1月站樁日期定為1/9日，下午3點10分至5點10分，地點為和平東路師大路口北側人行道。</text:span><text:span text:style-name="T3"><text:line-break/></text:span><text:span text:style-name="T1">站樁公告定下週一貼出。</text:span></text:p>
      <text:p text:style-name="P1"><text:span text:style-name="T1">陳真 | 2009.12.16 03:33 | </text:span><text:span text:style-name="T2">#</text:span></text:p>
      <text:p text:style-name="P2"><text:span text:style-name="T1">靜站時,常會遇到一些看起來自我感覺良好的人過來批評指教,指教內容大同小異,簡稱 "搞不懂及管不完理論" (詳見首頁).</text:span></text:p>
      <text:p text:style-name="P2"><text:span text:style-name="T1">這些人士感覺就像屬於同一個俱樂部的會員,人數多到如果籌組一個 "搞不懂及管不完天人合一黨",搞不好會成為國會第一大黨.</text:span></text:p>
      <text:p text:style-name="P1"><text:span text:style-name="T1">陳真 | 2009.12.14 11:20 | </text:span><text:span text:style-name="T2">#</text:span></text:p>
      <text:p text:style-name="P3"><text:span text:style-name="T1">前些天在亞太會館參加一個兩岸學術交流論壇,與會者包括來自西安瀋陽廣州等地大學的上百名大陸學者及研究生,我很難得地待了一整天,就只為了看看這些大陸研究生與學者的表現.</text:span></text:p>
      <text:p text:style-name="P3"><text:span text:style-name="T1">聽完這些大陸友人特別是大陸學生的演講之後感到很震撼! 我知道大陸學界跟台灣一樣,充斥著抄襲剽竊以及諸多不學無術卻居要職著作等身的病態現象,但大陸畢竟是一座大森林,什麼鳥都有. 相對於台灣來講,大陸學生之用功嚴謹與強烈鬥志, 與台灣學生儼然是兩種人類.</text:span></text:p>
      <text:p text:style-name="P3"><text:span text:style-name="T1">"教父" 第二集裏頭,教父在某個第三世界國家遇到政府軍掃蕩異己,被捕者引爆身上炸藥與敵人同歸於盡. 教父說,從這樣一種態度可以看出,勝負已分. 反叛軍雖然各項資源配備不如人,但他們的強烈意志早已決定勝負.</text:span></text:p>
      <text:p text:style-name="P3"><text:span text:style-name="T1">我看兩岸學生也一樣. 此岸夜夜春宵,整天熬夜打電動,彼岸卻是圖書館日夜人潮洶湧,天方亮就起來 K 書,從這樣一種態度落差,勝負已分.</text:span></text:p>
      <text:p text:style-name="P3"><text:span text:style-name="T1">陳真</text:span></text:p>
      <text:p text:style-name="P3"><text:span text:style-name="T1">================</text:span><text:span text:style-name="T3"><text:line-break/></text:span><text:span text:style-name="T1">台大兩岸三地第一 陸生質疑</text:span></text:p>
      <text:p text:style-name="P3"><text:span text:style-name="T1">更新日期:2009/12/13 01:58 陳至中／台北報導</text:span></text:p>
      <text:p text:style-name="P3"><text:span text:style-name="T1">中國時報【陳至中／台北報導】</text:span></text:p>
      <text:p text:style-name="P3"><text:span text:style-name="T1">大陸學生來台炮火猛烈。政治大學十二日舉辦陸生論壇，現場來自大陸的短期交換生發言踴躍、言詞火力四射，屢屢和「校長級」的講者針鋒相對。質疑台灣大學「兩岸三地第一」的地位，直言教育部「三限六不」政策是歧視，對於開放陸生會稀釋高教資源的說法，更是毫不客氣地說：「台灣的資源不會被稀釋，因為根本沒有妥善利用！」</text:span></text:p>
      <text:p text:style-name="P3"><text:span text:style-name="T1">政大公企中心昨天舉辦「開放陸生來台對國內教育、文化、經濟的衝擊」論壇，邀請教育部長、海基會、台大、政大、成大等校的校長出席，共同對陸生政策提出建言。適逢假日，多名大陸交換生前往聆聽，且幾乎聽完整場，台灣學生則較少。</text:span></text:p>
      <text:p text:style-name="P3"><text:span text:style-name="T1">論壇中，有人指出大量開放陸生，恐會稀釋台灣高教資源，影響本地生的權益，一名來自南京、目前就讀於政大的陸生主動舉手反駁。他表示，台校資源的確豐富，圖書館中有很多良好的外文書籍，在大陸要排隊才能借到，但在台灣卻是放在架上積灰塵；校方鼓勵正版，買了很多授權軟體供學生免費下載，卻也很少人懂得去利用。</text:span></text:p>
      <text:p text:style-name="P3"><text:span text:style-name="T1">他語帶幽默地說，或許理工科的器材比較有限，多一人使用會有影響，但至少在社會科學領域，大陸學生絕對不會稀釋到台灣的資源，只會讓資源有更好的利用。</text:span></text:p>
      <text:p text:style-name="P3"><text:span text:style-name="T1">台大校長李嗣涔引用上海交大的數據，陳述台大是「兩岸三地第一」，也遭到質疑。一名陸生提出英國《泰晤士報》的排名，證明北大、港大早就名列前五十，相比之下，台大今年才勉強擠入「百大」。</text:span></text:p>
      <text:p text:style-name="P3"><text:span text:style-name="T1">對於教育部不能提供獎學金、不能打工的「三限六不」政策，陸生意見尤其多。來自復旦大學的毛春偉打趣地說：「按照中華民國憲法，我們也是廣義的國民，這樣做實在是歧視！」</text:span></text:p>
      <text:p text:style-name="P3"><text:span text:style-name="T1">不過，陸生也有為台灣教育說話的時候。人力銀行業者認為台灣要先搞好本地生的就業問題，才不會被陸生看笑話。毛春偉再一次舉手發言，指出為產業訓練人才是高等教育的部分使命，但不是全部，獲得在場校長們的認同，紛紛點頭稱是。</text:span></text:p>
      <text:p text:style-name="P3"><text:span text:style-name="T1">聯合大學機械系四年級的朱謝維，是整天唯一發言的台灣學生。他舉出親身經歷，許多陸生的確是對台灣的教育感到新鮮，但也有陸生跟他說，少數的老師素質可能有問題，常常在課堂答不出來學生問題，讓他相當失望。</text:span></text:p>
      <text:p text:style-name="P3"><text:span text:style-name="T1">台上、台下屢屢針鋒相對，許多校長都對陸生的邏輯、口條讚譽有加。許多論點略有不同，但對於陸生的素質，倒是意見一致。台大校長李嗣涔津津樂道於大陸參訪的經歷，早上六點半就能聽到讀書聲，「同一時間，台灣學生可能還掛在網路上！」</text:span><text:span text:style-name="T3"><text:line-break/></text:span></text:p>
      <text:p text:style-name="P1"><text:span text:style-name="T1">智巽 | 2009.12.05 00:30 | </text:span><text:span text:style-name="T2">#</text:span></text:p>
      <text:p text:style-name="P2"><text:span text:style-name="T1">看那些支持美國增兵的國家實在很倒彈,好像去阿富汗掛香一樣..</text:span><text:span text:style-name="T3"><text:line-break/></text:span><text:span text:style-name="T1">還說什麼用行動實踐他們的承諾,如果有良心的話這種承諾應該第一個被撕毀</text:span></text:p>
      <text:p text:style-name="P2"><text:span text:style-name="T1">這些人對有核武的國家只能打冷戰,經濟制裁..而對武力較弱的敵人就施以折磨,萬般醜陋的結盟一起凌虐戰場上生靈,是世人太好騙嗎? 還是人纇的命運就該如此? 對強敵增生無限恐懼,對弱者萬般蹂躪卻日漸麻木??</text:span></text:p>
      <text:p text:style-name="P2"><text:span text:style-name="T1">恐懼的堅牢裡不只有可憐的阿富汗人</text:span><text:span text:style-name="T3"><text:line-break/></text:span><text:span text:style-name="T1">最最可悲的是那些國家裡富足的,空洞的,避而不見戰爭之可怕的好戰人民!</text:span></text:p>
      <text:p text:style-name="P4"><text:span text:style-name="T1"><text:line-break/></text:span></text:p>
      <text:p text:style-name="P5"/>
      <text:p text:style-name="P1"><text:span text:style-name="T1">陳真 | 2009.12.04 07:09 | </text:span><text:span text:style-name="T2">#</text:span></text:p>
      <text:p text:style-name="P3"><text:span text:style-name="T1">真難想像,當你推薦一個人之後,這人竟然連續貪污八年數百億,現在卻又好意思再次告訴大家綠色執政品質保證? 要投給誰或投給哪個黨都行,但不該睜眼說瞎話說一些完全不符事實的話,更不該明明挺綠卻擺出民主開放的中立姿態,說投綠是因為國民黨沒做好,要讓他 "反省",可是當民進黨沒做好時,林義雄怎麼從來不曾叫大家投給國民黨來讓民進黨 "反省"?</text:span></text:p>
      <text:p text:style-name="P3"><text:span text:style-name="T1">陳真</text:span></text:p>
      <text:p text:style-name="P3"><text:span text:style-name="T1">===================</text:span><text:span text:style-name="T3"><text:line-break/></text:span><text:span text:style-name="T1">自由時報2009-12-3</text:span></text:p>
      <text:p text:style-name="P3"><text:span text:style-name="T1">林義雄坐鎮 力拚宜蘭變綠地</text:span></text:p>
      <text:p text:style-name="P3"><text:span text:style-name="T1">三合一選舉最後決戰，前民進黨主席林義雄（右二）昨起坐鎮宜蘭進行輔選，昨天陪同民進黨縣長候選人林聰賢（右一）到羅東民生市場拜票，受到民眾熱烈歡迎。（記者江志雄攝）</text:span><text:span text:style-name="T3"><text:line-break/></text:span><text:span text:style-name="T1">拉抬林聰賢 要讓國民黨反省</text:span></text:p>
      <text:p text:style-name="P3"><text:span text:style-name="T1">〔記者江志雄、游明金、楊宜敏／宜蘭報導〕十七縣市長選舉後天投票，選情白熱沸騰，藍綠陣營都列為必爭之地的宜蘭更進入肉搏戰。昨天上演兩黨主席「雙英對決」外，民進黨更請出「精神領袖」林義雄，陪同黨籍候選人林聰賢掃街拜票。林義雄強調，國民黨重新執政以來，很多施政不符人民期待，呼籲大家票投民進黨，讓國民黨反省錯誤。</text:span></text:p>
      <text:p text:style-name="P3"><text:span text:style-name="T1">宜蘭縣被視為民主聖地，綠營全力輔選民進黨的縣長候選人林聰賢，希望拿回宜蘭縣執政權，突破彰化以北縣市零執政的局面。馬英九則數度到宜蘭輔選國民黨的呂國華，並挾行政資源及黨部動員組織構築防線，力守國民黨執政地位。</text:span></text:p>
      <text:p text:style-name="P3"><text:span text:style-name="T1">為突破國民黨黨政包山包海，民進黨特別請前黨主席林義雄暫停千里苦行，昨起三天返鄉輔選林聰賢。林義雄昨前往羅東民生市場拜票時受到熱烈歡迎，支持者高喊「林義雄加油，林聰賢當選」，許多鄉親說，林義雄出面背書，綠色執政將是品質保證。</text:span><text:span text:style-name="T3"><text:line-break/><text:line-break/></text:span></text:p>
      <text:p text:style-name="P1"><text:span text:style-name="T1">李秉叡 | 2009.12.02 11:10 | </text:span><text:span text:style-name="T2">#</text:span></text:p>
      <text:p text:style-name="P2"><text:span text:style-name="T1">林博文專欄－歐巴馬的悲哀</text:span><text:span text:style-name="T3"><text:line-break/></text:span><text:span text:style-name="T1">2009-12-02 中國時報 【本報訊】</text:span></text:p>
      <text:p text:style-name="P2"><text:span text:style-name="T3"><text:line-break/></text:span><text:span text:style-name="T1">　經過兩個多月的長考和十次最高軍事會議，歐巴馬終於拔劍出鞘，決定加派三萬美軍赴阿富汗，而使阿境美軍總數達到十萬。歐巴馬選擇西點軍校發表其增兵演說，而不是躲在白宮橢圓形總統辦公室對著電視攝影機自說自話。因這是他上台以來最重要的一次外交及國安演說，也是一次最具爭議性的政策宣言；他需要一個歷史性的場合，面對數千名學生兵，以發揮其口才，並達到說服美國人民的最大目的。</text:span></text:p>
      <text:p text:style-name="P4"><text:span text:style-name="T1"/></text:p>
      <text:p text:style-name="P2"><text:span text:style-name="T1">　從歐巴馬的冗長決策過程，可以看到他的個性、心態和局限性。歐巴馬競選總統時推出一個最響亮、也是最吸引選民的口號，就是「求變」（change）。但在阿富汗政策上，卻無情地展示了他沒有辦法「變」，他只能蕭規曹隨，甚至錯上加錯。就像越戰時代的詹森總統一樣，被前線指揮官、五角大廈和一群鷹派牽著鼻子走，這是歐巴馬的悲哀，亦為美國的悲劇。</text:span></text:p>
      <text:p text:style-name="P4"><text:span text:style-name="T1"/></text:p>
      <text:p text:style-name="P2"><text:span text:style-name="T1">　自古以來，阿富汗就是任何一個外來勢力的墳場，十九世紀的英國和二十世紀七、八○年代的蘇聯，都在阿富汗吃了苦頭。而今十萬美軍（現有六萬八千）和四萬五千北約盟軍（現有三萬五千）陷在廣漠無垠、山川險惡的阿富汗，究竟為什麼？要保護腐敗無能到極點的卡札政府？要對付塔里班（神學士）組織還是要打擊賓拉登的基地組織？論面積、人口、種族、部落和文化，阿富汗比伊拉克還複雜、難纏，美國和北約的目的是要以時間換取空間，希望在三、四年內訓練四十萬阿富汗部隊以取代美軍和盟軍，這是天方夜譚，也是癡人說夢，絕對不可能的事。</text:span></text:p>
      <text:p text:style-name="P4"><text:span text:style-name="T1"/></text:p>
      <text:p text:style-name="P2"><text:span text:style-name="T1">　阿富汗人口三千二百多萬，文盲高達百分之八十五。現役軍人每次出任務時，總是大批逃亡；現役警察執行勤務時，不是索紅包就是欺壓善良。卡札總統在大選時公然舞弊，多拿了百萬票，其弟賣官鬻爵、販賣鴉片；卡札兄弟的狐群狗黨賄賂公行，就像黑幫治國。這樣的政府、這樣的國家，歐巴馬為什麼不敢斷然說拜拜？《紐約時報》專欄作家湯瑪斯．傅立曼（現已是歐巴馬的高爾夫球伴）和保守派專欄作家喬治．威爾皆大聲呼籲歐巴馬不要增兵，最好想辦法撤軍，但歐巴馬卻選擇了下策。</text:span></text:p>
      <text:p text:style-name="P4"><text:span text:style-name="T1"/></text:p>
      <text:p text:style-name="P2"><text:span text:style-name="T1">　菜鳥歐巴馬不僅未聽傅立曼和威爾的忠告，即連老鳥副總統拜登的意見，亦不採納。拜登本來是自由派中的鷹派（希拉蕊也是），但他從二○○七年開始就認定阿富汗戰爭的打法必須改變，他曾當面指責卡札貪腐無能；卡札請他吃飯，拜登吃到一半即憤而離席。拜登反對增兵，今春召開國安會議時，力陳增兵之弊；主張全力圍剿「基地」組織，亦即美軍和盟軍應進行「反恐怖行動」（counter terrorism），而非「反叛亂行動」（counterinsurgency）。但歐巴馬沒聽他的話，批准增兵二萬一千人。</text:span></text:p>
      <text:p text:style-name="P4"><text:span text:style-name="T1"/></text:p>
      <text:p text:style-name="P2"><text:span text:style-name="T1">　今年六月，歐巴馬接受國防部長蓋茨和參謀首長聯席會議穆倫的建議，把剛上任十一個月的駐阿富汗美軍指揮官大衛．麥克南撤職，而使他成為麥克阿瑟被杜魯門炒魷魚以來，第一個被解職的戰地指揮官。麥克南下台後，換上一天只吃一餐的特種作戰專家麥克里斯特。麥克里斯特一接任即展開大動作，一再公開要求增兵四萬（最好十萬），如同要脅菜鳥統帥，連蓋茨都看不下去，公開叫麥將軍收斂一點，「有話要私下講、在適當場合講」。麥將軍向五角大廈提出六十六頁的增兵計畫時，亦刻意先向揭發水門事件的《華盛頓郵報》名記者鮑布．伍華德洩露內容。高階將領沒把菜鳥歐巴馬放在眼裡，無怪乎自負而又傲慢的以色列右翼總理內唐亞胡根本不把歐巴馬當一回事。</text:span></text:p>
      <text:p text:style-name="P4"><text:span text:style-name="T1"/></text:p>
      <text:p text:style-name="P2"><text:span text:style-name="T1">　歐巴馬從九月十三日開始召集「戰爭委員會」開會，每次都在晚上舉行，陸續開了十次，最後一次是在十一月廿九日（周日）晚上。開會時各路人馬激辯，拜登是鴿派，大聲反對增兵；衛星連線與會的駐阿大使艾肯伯里（台灣女婿）亦反對增兵，蓋茨和希拉蕊主張增兵，最後又是拜登輸掉。鴿派候選人歐巴馬變成鷹派總統歐巴馬，他寧可得罪絕大多數反戰的自由派和少數反戰的保守派，而不敢在阿富汗戰場上「求變」；只能在布希和錢尼留下來的爛攤子上持續加料，繼續把美國子弟送到灰暗的中亞山谷當冤魂。歐巴馬強調他是以增兵來換取美軍逐步退出戰場，這是做白日夢，美軍只會越增越多、越陷越深、越死越多。</text:span></text:p>
      <text:p text:style-name="P4"><text:span text:style-name="T1"/></text:p>
      <text:p text:style-name="P2"><text:span text:style-name="T1">　美國已在伊拉克花了一兆（一萬億）美元，阿富汗戰爭至少每年要花三千億美元。經濟不景氣、失業率高漲的美國，很可能會被阿戰拖垮，就像越戰拖垮詹森的「大社會」振興計畫。美國被無謂的阿富汗戰爭所困，中國、印度和巴西則全力發展經濟，難怪美國國力會一路走下坡，而歐巴馬又是個只會空談的軟腳蝦！</text:span></text:p>
      <text:p text:style-name="P4"><text:span text:style-name="T1"><text:line-break/></text:span></text:p>
      <text:p text:style-name="P1"><text:span text:style-name="T1">陳真 | 2009.12.02 00:10 | </text:span><text:span text:style-name="T2">#</text:span></text:p>
      <text:p text:style-name="P3"><text:span text:style-name="T1">掛羊頭賣狗肉的核四公投促進會,一路苦行,一路助選.任何人大可為任何人助選,助選並沒有問題,但不應該一邊姿態不凡嘴裏說立場超然,但實際上卻又很明顯倒向某一方.</text:span></text:p>
      <text:p text:style-name="P3"><text:span text:style-name="T1">陳真</text:span></text:p>
      <text:p text:style-name="P3"><text:span text:style-name="T1">==============</text:span></text:p>
      <text:p text:style-name="P3"><text:span text:style-name="T1">林義雄陪曹啟鴻 搶攻對手票倉</text:span></text:p>
      <text:p text:style-name="P3"><text:span text:style-name="T1">更新日期:2009/12/01 04:09</text:span></text:p>
      <text:p text:style-name="P3"><text:span text:style-name="T1">〔記者葉永騫、蔡宗憲／東港、枋山、滿州報導〕前民進黨主席林義雄昨天陪同縣長候選人曹啟鴻與黨籍候選人，前進新園、東港市場拜票，搶攻對手周典論基本盤，受到民眾熱烈歡迎，爭相與林義雄、曹啟鴻握手，高呼加油，林義雄說，曹啟鴻是他多年的好朋友，所以特別到屏東助選。</text:span></text:p>
      <text:p text:style-name="P1"><text:span text:style-name="T1">陳真 | 2009.12.01 18:37 | </text:span><text:span text:style-name="T2">#</text:span></text:p>
      <text:p text:style-name="P2"><text:span text:style-name="T1">消基會反美牛公投 向第2階段連署挺進</text:span></text:p>
      <text:p text:style-name="P2"><text:span text:style-name="T1">更新日期:2009/11/30 18:02 （中央社記者程啟峰高雄30日電）消基會推動的「台美重啟美國帶骨牛肉進口談判」公投連署，已取得逾20萬份連署書，遠超過第1階段門檻目標8萬餘份。消基會高屏分會正積極作業，朝第2階段門檻連署目標挺進。</text:span></text:p>
      <text:p text:style-name="P2"><text:span text:style-name="T1">消基會高屏分會動員20餘名志工利用連續兩個週休假日 (11月7日、8日及14日、15日)，在高市文化中心廣場設攤受理連署，獲得熱烈迴響。有人甚至帶來一大疊親友簽好的連署書，不少民眾也索取空白連署書帶回家。</text:span></text:p>
      <text:p text:style-name="P2"><text:span text:style-name="T1">消基會高屏分會指出，這4天的戶外現場連署活動，每天都受理數千件，加上民眾親自赴分會連署及郵寄至分會的連署書，總計約2萬餘件，經分會初步整理，依行政區域裝訂連署書，20日起陸續整理好幾箱，以宅急便寄回台北總會。</text:span></text:p>
      <text:p text:style-name="P2"><text:span text:style-name="T1">消基會高屏分會說，已將受理的所有參與第1階段連署民眾通訊資料建檔，待第2階段連署上路時，將以電子郵件及手機簡訊等方式，籲請他們再共襄盛舉。</text:span></text:p>
      <text:p text:style-name="P2"><text:span text:style-name="T1">消基會發動公投，連署須達2項門檻，首先要達到最近一次總統投票人數千分之五的連署人數，約計8萬6000份；第2階段則要達到最近一次總統投票人數5%的連署人數，約計80餘萬份。981130</text:span></text:p>
      <text:p text:style-name="P1"><text:span text:style-name="T1">陳真 | 2009.12.01 16:51 | </text:span><text:span text:style-name="T2">#</text:span></text:p>
      <text:p text:style-name="P3"><text:span text:style-name="T1">我發現很多朋友現在連 email 也不用了, 而幾乎只用 msn, skype等等. 她們似乎覺得email 還不夠快不夠臨場感.</text:span></text:p>
      <text:p text:style-name="P3"><text:span text:style-name="T1">我也有用skype, 但一般只有國內外連絡或是有事要找誰直接商量時才用. 現代科技讓人有點喘不過氣來, 速度快了, 但人與人的距離卻反而更遠了. 不知道不久之後又會研發出什麼新科技, 逼得大家都得學才能跟上這個時代, 正確地說應該是說跟上這個島的腳步.</text:span></text:p>
      <text:p text:style-name="P3"><text:span text:style-name="T1">在台灣, 人手一機, 但在英國, 手機並不是那麼普遍, 但在台灣不管是公車火車捷運高鐵電影院或餐廳, 經常被巨大手機聲嚇出一身冷汗, 早晚會嚇出心臟病來.</text:span></text:p>
      <text:p text:style-name="P3"><text:span text:style-name="T1">以前的社運大多靠寫信貼郵票連絡或傳遞資訊及文件等等, 經常得跑影印店或印刷廠或郵局買郵票掛號等等, 經常一整晚熬夜寫信封地址, 三百個會員就得寫三百個地址, 速度很慢, 但好像也沒有因此而社運崩盤.</text:span></text:p>
      <text:p text:style-name="P3"><text:span text:style-name="T1">現代人連絡速度快, 但信任感及言語行為之重要性卻大幅降低, 言語行為變得既輕又薄甚至可有可無, 而且被排山倒海的資訊給淹沒, 整天就是忙著 "知道" 事情, 但光 "知道" 實在毫無意義, 重要的是在不在乎以及有沒有作為.</text:span></text:p>
      <text:p text:style-name="P3"><text:span text:style-name="T1">在過去, 人們要知道一件事並不容易, 知道的東西很少, 少到幾乎連一個標點符號都會仔細看半天, 然後就為著一個字或一句話去拼命. 但現在卻是透過大量搜尋取得無限的資訊, 卻永遠也只是搜尋搜尋搜尋, 知道得多還要更多, 但永遠也只是 "知道", 知道之後, 除了動動滑鼠聊聊天留個言灑灑口水之外, 生命或生活態度一點也沒有改變.</text:span></text:p>
      <text:p text:style-name="P3"><text:span text:style-name="T1">祭妹文好像有句話說: 若早知道會害妳如此, 當初就不該讓妳知道這些. 過去我也常有此感觸, 若我知道告訴妳世上這麼一些事會害妳的生命或生活遭受那些痛苦, 那我當初就不會告訴妳這些事了.</text:span></text:p>
      <text:p text:style-name="P3"><text:span text:style-name="T1">但在現代, 你根本不用擔心誰在知道了什麼不公不義的悲劇之後會毀了自己的生活或前途而飽受痛苦地去幫助他人或改變不義. 語言或概念或資訊變得差不多就跟屁一樣毫無意義. 大家努力去 "知道", 但我不知道他努力知道這些東西究竟有何意義.</text:span></text:p>
      <text:p text:style-name="P3"><text:span text:style-name="T1">維根斯坦有個學生畢業後要去耶魯任教, 維根斯坦不太贊成, 寫信跟他說: "如果哲學只是讓你知道邏輯的各種艱深運算, 而沒有因此改變你的生命, 那我不知道你研究邏輯有什麼意義?"</text:span></text:p>
      <text:p text:style-name="P3"><text:span text:style-name="T1">與現實經驗無關的邏輯尚且應該改變我們的生命, 何況是世上那些血肉事實?</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